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reformatted_20_Text"><text:bookmark text:name="rstudio_console_output"/></text:p>
      <text:p text:style-name="Preformatted_20_Text">&gt; data("UCBAdmissions")</text:p>
      <text:p text:style-name="Preformatted_20_Text">&gt; ftable(UCBAdmissions)</text:p>
      <text:p text:style-name="Preformatted_20_Text"><text:s text:c="16"/>Dept <text:s text:c="2"/>A <text:s text:c="2"/>B <text:s text:c="2"/>C <text:s text:c="2"/>D <text:s text:c="2"/>E <text:s text:c="2"/>F</text:p>
      <text:p text:style-name="Preformatted_20_Text">Admit <text:s text:c="3"/>Gender <text:s text:c="28"/></text:p>
      <text:p text:style-name="Preformatted_20_Text">Admitted Male <text:s text:c="7"/>512 353 120 138 <text:s/>53 <text:s/>22</text:p>
      <text:p text:style-name="Preformatted_20_Text"><text:s text:c="9"/>Female <text:s text:c="6"/>89 <text:s/>17 202 131 <text:s/>94 <text:s/>24</text:p>
      <text:p text:style-name="Preformatted_20_Text">Rejected Male <text:s text:c="7"/>313 207 205 279 138 351</text:p>
      <text:p text:style-name="Preformatted_20_Text"><text:s text:c="9"/>Female <text:s text:c="6"/>19 <text:s text:c="2"/>8 391 244 299 317</text:p>
      <text:p text:style-name="Preformatted_20_Text">&gt; data(state.region)</text:p>
      <text:p text:style-name="Preformatted_20_Text">Warning message:</text:p>
      <text:p text:style-name="Preformatted_20_Text">In data(state.region) : data set ‘state.region’ not found</text:p>
      <text:p text:style-name="Preformatted_20_Text">&gt; data("state.region")</text:p>
      <text:p text:style-name="Preformatted_20_Text">Warning message:</text:p>
      <text:p text:style-name="Preformatted_20_Text">In data("state.region") : data set ‘state.region’ not found</text:p>
      <text:p text:style-name="Preformatted_20_Text">&gt; data("state.x77")</text:p>
      <text:p text:style-name="Preformatted_20_Text">Warning message:</text:p>
      <text:p text:style-name="Preformatted_20_Text">In data("state.x77") : data set ‘state.x77’ not found</text:p>
      <text:p text:style-name="Preformatted_20_Text">&gt; library(stats4)</text:p>
      <text:p text:style-name="Preformatted_20_Text">&gt; data("state.x77")</text:p>
      <text:p text:style-name="Preformatted_20_Text">Warning message:</text:p>
      <text:p text:style-name="Preformatted_20_Text">In data("state.x77") : data set ‘state.x77’ not found</text:p>
      <text:p text:style-name="Preformatted_20_Text">&gt; data("infert")</text:p>
      <text:p text:style-name="Preformatted_20_Text">&gt; tt=table(infert$education,infert$parity)</text:p>
      <text:p text:style-name="Preformatted_20_Text">&gt; tt</text:p>
      <text:p text:style-name="Preformatted_20_Text"><text:s text:c="9"/></text:p>
      <text:p text:style-name="Preformatted_20_Text"><text:s text:c="11"/>1 <text:s/>2 <text:s/>3 <text:s/>4 <text:s/>5 <text:s/>6</text:p>
      <text:p text:style-name="Preformatted_20_Text"><text:s text:c="2"/>0-5yrs <text:s text:c="2"/>3 <text:s/>0 <text:s/>0 <text:s/>3 <text:s/>0 <text:s/>6</text:p>
      <text:p text:style-name="Preformatted_20_Text"><text:s text:c="2"/>6-11yrs 42 42 21 12 <text:s/>3 <text:s/>0</text:p>
      <text:p text:style-name="Preformatted_20_Text"><text:s text:c="2"/>12+ yrs 54 39 15 <text:s/>3 <text:s/>3 <text:s/>2</text:p>
      <text:p text:style-name="Preformatted_20_Text">&gt; tt1 = addmargins(tt,1)</text:p>
      <text:p text:style-name="Preformatted_20_Text">&gt; tt1</text:p>
      <text:p text:style-name="Preformatted_20_Text"><text:s text:c="9"/></text:p>
      <text:p text:style-name="Preformatted_20_Text"><text:s text:c="11"/>1 <text:s/>2 <text:s/>3 <text:s/>4 <text:s/>5 <text:s/>6</text:p>
      <text:p text:style-name="Preformatted_20_Text"><text:s text:c="2"/>0-5yrs <text:s text:c="2"/>3 <text:s/>0 <text:s/>0 <text:s/>3 <text:s/>0 <text:s/>6</text:p>
      <text:p text:style-name="Preformatted_20_Text"><text:s text:c="2"/>6-11yrs 42 42 21 12 <text:s/>3 <text:s/>0</text:p>
      <text:p text:style-name="Preformatted_20_Text"><text:s text:c="2"/>12+ yrs 54 39 15 <text:s/>3 <text:s/>3 <text:s/>2</text:p>
      <text:p text:style-name="Preformatted_20_Text"><text:s text:c="2"/>Sum <text:s text:c="4"/>99 81 36 18 <text:s/>6 <text:s/>8</text:p>
      <text:p text:style-name="Preformatted_20_Text">&gt; tt12 = addmargins(tt,c(1,2))</text:p>
      <text:p text:style-name="Preformatted_20_Text">&gt; tt12</text:p>
      <text:p text:style-name="Preformatted_20_Text"><text:s text:c="9"/></text:p>
      <text:p text:style-name="Preformatted_20_Text"><text:s text:c="12"/>1 <text:s text:c="2"/>2 <text:s text:c="2"/>3 <text:s text:c="2"/>4 <text:s text:c="2"/>5 <text:s text:c="2"/>6 Sum</text:p>
      <text:p text:style-name="Preformatted_20_Text"><text:s text:c="2"/>0-5yrs <text:s text:c="3"/>3 <text:s text:c="2"/>0 <text:s text:c="2"/>0 <text:s text:c="2"/>3 <text:s text:c="2"/>0 <text:s text:c="2"/>6 <text:s/>12</text:p>
      <text:p text:style-name="Preformatted_20_Text"><text:s text:c="2"/>6-11yrs <text:s/>42 <text:s/>42 <text:s/>21 <text:s/>12 <text:s text:c="2"/>3 <text:s text:c="2"/>0 120</text:p>
      <text:p text:style-name="Preformatted_20_Text"><text:s text:c="2"/>12+ yrs <text:s/>54 <text:s/>39 <text:s/>15 <text:s text:c="2"/>3 <text:s text:c="2"/>3 <text:s text:c="2"/>2 116</text:p>
      <text:p text:style-name="Preformatted_20_Text"><text:s text:c="2"/>Sum <text:s text:c="5"/>99 <text:s/>81 <text:s/>36 <text:s/>18 <text:s text:c="2"/>6 <text:s text:c="2"/>8 248</text:p>
      <text:p text:style-name="Preformatted_20_Text">&gt; dimnames(tt12)</text:p>
      <text:p text:style-name="Preformatted_20_Text">[[1]]</text:p>
      <text:p text:style-name="Preformatted_20_Text">[1] "0-5yrs" <text:s/>"6-11yrs" "12+ yrs" "Sum" <text:s text:c="3"/></text:p>
      <text:p text:style-name="Preformatted_20_Text"/>
      <text:p text:style-name="Preformatted_20_Text">[[2]]</text:p>
      <text:p text:style-name="Preformatted_20_Text">[1] "1" <text:s text:c="2"/>"2" <text:s text:c="2"/>"3" <text:s text:c="2"/>"4" <text:s text:c="2"/>"5" <text:s text:c="2"/>"6" <text:s text:c="2"/>"Sum"</text:p>
      <text:p text:style-name="Preformatted_20_Text"/>
      <text:p text:style-name="Preformatted_20_Text">&gt; prop.table(tt,2)</text:p>
      <text:p text:style-name="Preformatted_20_Text"><text:s text:c="9"/></text:p>
      <text:p text:style-name="Preformatted_20_Text"><text:s text:c="19"/>1 <text:s text:c="9"/>2 <text:s text:c="9"/>3 <text:s text:c="9"/>4 <text:s text:c="9"/>5 <text:s text:c="9"/>6</text:p>
      <text:p text:style-name="Preformatted_20_Text"><text:s text:c="2"/>0-5yrs <text:s/>0.03030303 0.00000000 0.00000000 0.16666667 0.00000000 0.75000000</text:p>
      <text:p text:style-name="Preformatted_20_Text"><text:s text:c="2"/>6-11yrs 0.42424242 0.51851852 0.58333333 0.66666667 0.50000000 0.00000000</text:p>
      <text:p text:style-name="Preformatted_20_Text"><text:s text:c="2"/>12+ yrs 0.54545455 0.48148148 0.41666667 0.16666667 0.50000000 0.25000000</text:p>
      <text:p text:style-name="Preformatted_20_Text">&gt; # <text:s text:c="2"/>sapply function</text:p>
      <text:p text:style-name="Preformatted_20_Text">&gt; class (ChickWeight)</text:p>
      <text:p text:style-name="Preformatted_20_Text">[1] "nfnGroupedData" "nfGroupedData" <text:s/>"groupedData" <text:s text:c="3"/>"data.frame" <text:s text:c="3"/></text:p>
      <text:p text:style-name="Preformatted_20_Text"><text:soft-page-break/>&gt; sapply(ChickWeight,class)</text:p>
      <text:p text:style-name="Preformatted_20_Text">$weight</text:p>
      <text:p text:style-name="Preformatted_20_Text">[1] "numeric"</text:p>
      <text:p text:style-name="Preformatted_20_Text"/>
      <text:p text:style-name="Preformatted_20_Text">$Time</text:p>
      <text:p text:style-name="Preformatted_20_Text">[1] "numeric"</text:p>
      <text:p text:style-name="Preformatted_20_Text"/>
      <text:p text:style-name="Preformatted_20_Text">$Chick</text:p>
      <text:p text:style-name="Preformatted_20_Text">[1] "ordered" "factor" </text:p>
      <text:p text:style-name="Preformatted_20_Text"/>
      <text:p text:style-name="Preformatted_20_Text">$Diet</text:p>
      <text:p text:style-name="Preformatted_20_Text">[1] "factor"</text:p>
      <text:p text:style-name="Preformatted_20_Text"/>
      <text:p text:style-name="Preformatted_20_Text">&gt; sapply(infert,class)</text:p>
      <text:p text:style-name="Preformatted_20_Text"><text:s text:c="5"/>education <text:s text:c="11"/>age <text:s text:c="8"/>parity <text:s text:c="7"/>induced <text:s text:c="10"/>case </text:p>
      <text:p text:style-name="Preformatted_20_Text"><text:s text:c="6"/>"factor" <text:s text:c="5"/>"numeric" <text:s text:c="5"/>"numeric" <text:s text:c="5"/>"numeric" <text:s text:c="5"/>"numeric" </text:p>
      <text:p text:style-name="Preformatted_20_Text"><text:s text:c="3"/>spontaneous <text:s text:c="7"/>stratum pooled.stratum </text:p>
      <text:p text:style-name="Preformatted_20_Text"><text:s text:c="5"/>"numeric" <text:s text:c="5"/>"integer" <text:s text:c="5"/>"numeric" </text:p>
      <text:p text:style-name="Preformatted_20_Text">&gt; # e.g. df[,sapply(df,class) =='numeric'] to create a df w only numeric variables</text:p>
      <text:p text:style-name="Preformatted_20_Text">&gt; infertNum = infert[,sapply(infert,class) =='numeric']</text:p>
      <text:p text:style-name="P1">&gt; View(infertNum)</text:p>
      <text:p text:style-name="Standard"/>
      <text:p text:style-name="P2"><text:bookmark text:name="rstudio_console_output1"/></text:p>
      <text:p text:style-name="Preformatted_20_Text">R version 3.5.2 (2018-12-20) -- "Eggshell Igloo"</text:p>
      <text:p text:style-name="Preformatted_20_Text">Copyright (C) 2018 The R Foundation for Statistical Computing</text:p>
      <text:p text:style-name="Preformatted_20_Text">Platform: x86_64-pc-linux-gnu (64-bit)</text:p>
      <text:p text:style-name="Preformatted_20_Text"/>
      <text:p text:style-name="Preformatted_20_Text">R is free software and comes with ABSOLUTELY NO WARRANTY.</text:p>
      <text:p text:style-name="Preformatted_20_Text">You are welcome to redistribute it under certain conditions.</text:p>
      <text:p text:style-name="Preformatted_20_Text">Type 'license()' or 'licence()' for distribution details.</text:p>
      <text:p text:style-name="Preformatted_20_Text"/>
      <text:p text:style-name="Preformatted_20_Text"><text:s text:c="2"/>Natural language support but running in an English locale</text:p>
      <text:p text:style-name="Preformatted_20_Text"/>
      <text:p text:style-name="Preformatted_20_Text">R is a collaborative project with many contributors.</text:p>
      <text:p text:style-name="Preformatted_20_Text">Type 'contributors()' for more information and</text:p>
      <text:p text:style-name="Preformatted_20_Text">'citation()' on how to cite R or R packages in publications.</text:p>
      <text:p text:style-name="Preformatted_20_Text"/>
      <text:p text:style-name="Preformatted_20_Text">Type 'demo()' for some demos, 'help()' for on-line help, or</text:p>
      <text:p text:style-name="Preformatted_20_Text">'help.start()' for an HTML browser interface to help.</text:p>
      <text:p text:style-name="Preformatted_20_Text">Type 'q()' to quit R.</text:p>
      <text:p text:style-name="Preformatted_20_Text"/>
      <text:p text:style-name="Preformatted_20_Text">&gt; data("UCBAdmissions")</text:p>
      <text:p text:style-name="Preformatted_20_Text">&gt; ftable(UCBAdmissions)</text:p>
      <text:p text:style-name="Preformatted_20_Text"><text:s text:c="16"/>Dept <text:s text:c="2"/>A <text:s text:c="2"/>B <text:s text:c="2"/>C <text:s text:c="2"/>D <text:s text:c="2"/>E <text:s text:c="2"/>F</text:p>
      <text:p text:style-name="Preformatted_20_Text">Admit <text:s text:c="3"/>Gender <text:s text:c="28"/></text:p>
      <text:p text:style-name="Preformatted_20_Text">Admitted Male <text:s text:c="7"/>512 353 120 138 <text:s/>53 <text:s/>22</text:p>
      <text:p text:style-name="Preformatted_20_Text"><text:s text:c="9"/>Female <text:s text:c="6"/>89 <text:s/>17 202 131 <text:s/>94 <text:s/>24</text:p>
      <text:p text:style-name="Preformatted_20_Text">Rejected Male <text:s text:c="7"/>313 207 205 279 138 351</text:p>
      <text:p text:style-name="Preformatted_20_Text"><text:s text:c="9"/>Female <text:s text:c="6"/>19 <text:s text:c="2"/>8 391 244 299 317</text:p>
      <text:p text:style-name="Preformatted_20_Text">&gt; data(state.region)</text:p>
      <text:p text:style-name="Preformatted_20_Text">Warning message:</text:p>
      <text:p text:style-name="Preformatted_20_Text">In data(state.region) : data set ‘state.region’ not found</text:p>
      <text:p text:style-name="Preformatted_20_Text">&gt; data("state.region")</text:p>
      <text:p text:style-name="Preformatted_20_Text">Warning message:</text:p>
      <text:p text:style-name="Preformatted_20_Text">In data("state.region") : data set ‘state.region’ not found</text:p>
      <text:p text:style-name="Preformatted_20_Text">&gt; data("state.x77")</text:p>
      <text:p text:style-name="Preformatted_20_Text">Warning message:</text:p>
      <text:p text:style-name="Preformatted_20_Text">In data("state.x77") : data set ‘state.x77’ not found</text:p>
      <text:p text:style-name="Preformatted_20_Text">&gt; library(stats4)</text:p>
      <text:p text:style-name="Preformatted_20_Text">&gt; data("state.x77")</text:p>
      <text:p text:style-name="Preformatted_20_Text">Warning message:</text:p>
      <text:p text:style-name="Preformatted_20_Text">In data("state.x77") : data set ‘state.x77’ not found</text:p>
      <text:p text:style-name="Preformatted_20_Text">&gt; data("infert")</text:p>
      <text:p text:style-name="Preformatted_20_Text">&gt; tt=table(infert$education,infert$parity)</text:p>
      <text:p text:style-name="Preformatted_20_Text">&gt; tt</text:p>
      <text:p text:style-name="Preformatted_20_Text"><text:s text:c="9"/></text:p>
      <text:p text:style-name="Preformatted_20_Text"><text:s text:c="11"/>1 <text:s/>2 <text:s/>3 <text:s/>4 <text:s/>5 <text:s/>6</text:p>
      <text:p text:style-name="Preformatted_20_Text"><text:s text:c="2"/>0-5yrs <text:s text:c="2"/>3 <text:s/>0 <text:s/>0 <text:s/>3 <text:s/>0 <text:s/>6</text:p>
      <text:p text:style-name="Preformatted_20_Text"><text:s text:c="2"/>6-11yrs 42 42 21 12 <text:s/>3 <text:s/>0</text:p>
      <text:p text:style-name="Preformatted_20_Text"><text:s text:c="2"/>12+ yrs 54 39 15 <text:s/>3 <text:s/>3 <text:s/>2</text:p>
      <text:p text:style-name="Preformatted_20_Text">&gt; tt1 = addmargins(tt,1)</text:p>
      <text:p text:style-name="Preformatted_20_Text">&gt; tt1</text:p>
      <text:p text:style-name="Preformatted_20_Text"><text:s text:c="9"/></text:p>
      <text:p text:style-name="Preformatted_20_Text"><text:s text:c="11"/>1 <text:s/>2 <text:s/>3 <text:s/>4 <text:s/>5 <text:s/>6</text:p>
      <text:p text:style-name="Preformatted_20_Text"><text:s text:c="2"/>0-5yrs <text:s text:c="2"/>3 <text:s/>0 <text:s/>0 <text:s/>3 <text:s/>0 <text:s/>6</text:p>
      <text:p text:style-name="Preformatted_20_Text"><text:s text:c="2"/>6-11yrs 42 42 21 12 <text:s/>3 <text:s/>0</text:p>
      <text:p text:style-name="Preformatted_20_Text"><text:s text:c="2"/>12+ yrs 54 39 15 <text:s/>3 <text:s/>3 <text:s/>2</text:p>
      <text:p text:style-name="Preformatted_20_Text"><text:s text:c="2"/>Sum <text:s text:c="4"/>99 81 36 18 <text:s/>6 <text:s/>8</text:p>
      <text:p text:style-name="Preformatted_20_Text">&gt; tt12 = addmargins(tt,c(1,2))</text:p>
      <text:p text:style-name="Preformatted_20_Text">&gt; tt12</text:p>
      <text:p text:style-name="Preformatted_20_Text"><text:s text:c="9"/></text:p>
      <text:p text:style-name="Preformatted_20_Text"><text:s text:c="12"/>1 <text:s text:c="2"/>2 <text:s text:c="2"/>3 <text:s text:c="2"/>4 <text:s text:c="2"/>5 <text:s text:c="2"/>6 Sum</text:p>
      <text:p text:style-name="Preformatted_20_Text"><text:s text:c="2"/>0-5yrs <text:s text:c="3"/>3 <text:s text:c="2"/>0 <text:s text:c="2"/>0 <text:s text:c="2"/>3 <text:s text:c="2"/>0 <text:s text:c="2"/>6 <text:s/>12</text:p>
      <text:p text:style-name="Preformatted_20_Text"><text:s text:c="2"/>6-11yrs <text:s/>42 <text:s/>42 <text:s/>21 <text:s/>12 <text:s text:c="2"/>3 <text:s text:c="2"/>0 120</text:p>
      <text:p text:style-name="Preformatted_20_Text"><text:s text:c="2"/>12+ yrs <text:s/>54 <text:s/>39 <text:s/>15 <text:s text:c="2"/>3 <text:s text:c="2"/>3 <text:s text:c="2"/>2 116</text:p>
      <text:p text:style-name="Preformatted_20_Text"><text:s text:c="2"/>Sum <text:s text:c="5"/>99 <text:s/>81 <text:s/>36 <text:s/>18 <text:s text:c="2"/>6 <text:s text:c="2"/>8 248</text:p>
      <text:p text:style-name="Preformatted_20_Text"><text:soft-page-break/>&gt; dimnames(tt12)</text:p>
      <text:p text:style-name="Preformatted_20_Text">[[1]]</text:p>
      <text:p text:style-name="Preformatted_20_Text">[1] "0-5yrs" <text:s/>"6-11yrs" "12+ yrs" "Sum" <text:s text:c="3"/></text:p>
      <text:p text:style-name="Preformatted_20_Text"/>
      <text:p text:style-name="Preformatted_20_Text">[[2]]</text:p>
      <text:p text:style-name="Preformatted_20_Text">[1] "1" <text:s text:c="2"/>"2" <text:s text:c="2"/>"3" <text:s text:c="2"/>"4" <text:s text:c="2"/>"5" <text:s text:c="2"/>"6" <text:s text:c="2"/>"Sum"</text:p>
      <text:p text:style-name="Preformatted_20_Text"/>
      <text:p text:style-name="Preformatted_20_Text">&gt; prop.table(tt,2)</text:p>
      <text:p text:style-name="Preformatted_20_Text"><text:s text:c="9"/></text:p>
      <text:p text:style-name="Preformatted_20_Text"><text:s text:c="19"/>1 <text:s text:c="9"/>2 <text:s text:c="9"/>3 <text:s text:c="9"/>4 <text:s text:c="9"/>5 <text:s text:c="9"/>6</text:p>
      <text:p text:style-name="Preformatted_20_Text"><text:s text:c="2"/>0-5yrs <text:s/>0.03030303 0.00000000 0.00000000 0.16666667 0.00000000 0.75000000</text:p>
      <text:p text:style-name="Preformatted_20_Text"><text:s text:c="2"/>6-11yrs 0.42424242 0.51851852 0.58333333 0.66666667 0.50000000 0.00000000</text:p>
      <text:p text:style-name="Preformatted_20_Text"><text:s text:c="2"/>12+ yrs 0.54545455 0.48148148 0.41666667 0.16666667 0.50000000 0.25000000</text:p>
      <text:p text:style-name="Preformatted_20_Text">&gt; # <text:s text:c="2"/>sapply function</text:p>
      <text:p text:style-name="Preformatted_20_Text">&gt; class (ChickWeight)</text:p>
      <text:p text:style-name="Preformatted_20_Text">[1] "nfnGroupedData" "nfGroupedData" <text:s/>"groupedData" <text:s text:c="3"/>"data.frame" <text:s text:c="3"/></text:p>
      <text:p text:style-name="Preformatted_20_Text">&gt; sapply(ChickWeight,class)</text:p>
      <text:p text:style-name="Preformatted_20_Text">$weight</text:p>
      <text:p text:style-name="Preformatted_20_Text">[1] "numeric"</text:p>
      <text:p text:style-name="Preformatted_20_Text"/>
      <text:p text:style-name="Preformatted_20_Text">$Time</text:p>
      <text:p text:style-name="Preformatted_20_Text">[1] "numeric"</text:p>
      <text:p text:style-name="Preformatted_20_Text"/>
      <text:p text:style-name="Preformatted_20_Text">$Chick</text:p>
      <text:p text:style-name="Preformatted_20_Text">[1] "ordered" "factor" </text:p>
      <text:p text:style-name="Preformatted_20_Text"/>
      <text:p text:style-name="Preformatted_20_Text">$Diet</text:p>
      <text:p text:style-name="Preformatted_20_Text">[1] "factor"</text:p>
      <text:p text:style-name="Preformatted_20_Text"/>
      <text:p text:style-name="Preformatted_20_Text">&gt; sapply(infert,class)</text:p>
      <text:p text:style-name="Preformatted_20_Text"><text:s text:c="5"/>education <text:s text:c="11"/>age <text:s text:c="8"/>parity <text:s text:c="7"/>induced <text:s text:c="10"/>case </text:p>
      <text:p text:style-name="Preformatted_20_Text"><text:s text:c="6"/>"factor" <text:s text:c="5"/>"numeric" <text:s text:c="5"/>"numeric" <text:s text:c="5"/>"numeric" <text:s text:c="5"/>"numeric" </text:p>
      <text:p text:style-name="Preformatted_20_Text"><text:s text:c="3"/>spontaneous <text:s text:c="7"/>stratum pooled.stratum </text:p>
      <text:p text:style-name="Preformatted_20_Text"><text:s text:c="5"/>"numeric" <text:s text:c="5"/>"integer" <text:s text:c="5"/>"numeric" </text:p>
      <text:p text:style-name="Preformatted_20_Text">&gt; # e.g. df[,sapply(df,class) =='numeric'] to create a df w only numeric variables</text:p>
      <text:p text:style-name="Preformatted_20_Text">&gt; infertNum = infert[,sapply(infert,class) =='numeric']</text:p>
      <text:p text:style-name="Preformatted_20_Text">&gt; View(infertNum)</text:p>
      <text:p text:style-name="Preformatted_20_Text">&gt; data("iris")</text:p>
      <text:p text:style-name="Preformatted_20_Text">&gt; force(iris)</text:p>
      <text:p text:style-name="Preformatted_20_Text"><text:s text:c="4"/>Sepal.Length Sepal.Width Petal.Length Petal.Width <text:s text:c="3"/>Species</text:p>
      <text:p text:style-name="Preformatted_20_Text">1 <text:s text:c="11"/>5.1 <text:s text:c="8"/>3.5 <text:s text:c="9"/>1.4 <text:s text:c="8"/>0.2 <text:s text:c="4"/>setosa</text:p>
      <text:p text:style-name="Preformatted_20_Text">2 <text:s text:c="11"/>4.9 <text:s text:c="8"/>3.0 <text:s text:c="9"/>1.4 <text:s text:c="8"/>0.2 <text:s text:c="4"/>setosa</text:p>
      <text:p text:style-name="Preformatted_20_Text"/>
      <text:p text:style-name="Preformatted_20_Text">&gt; #find the means of all four variables by species</text:p>
      <text:p text:style-name="Preformatted_20_Text">&gt; aggregate(iris[-5],iris[5],mean)</text:p>
      <text:p text:style-name="Preformatted_20_Text"><text:s text:c="5"/>Species Sepal.Length Sepal.Width Petal.Length Petal.Width</text:p>
      <text:p text:style-name="Preformatted_20_Text">1 <text:s text:c="4"/>setosa <text:s text:c="7"/>5.006 <text:s text:c="6"/>3.428 <text:s text:c="7"/>1.462 <text:s text:c="6"/>0.246</text:p>
      <text:p text:style-name="Preformatted_20_Text">2 versicolor <text:s text:c="7"/>5.936 <text:s text:c="6"/>2.770 <text:s text:c="7"/>4.260 <text:s text:c="6"/>1.326</text:p>
      <text:p text:style-name="Preformatted_20_Text">3 <text:s/>virginica <text:s text:c="7"/>6.588 <text:s text:c="6"/>2.974 <text:s text:c="7"/>5.552 <text:s text:c="6"/>2.026</text:p>
      <text:p text:style-name="Preformatted_20_Text">&gt; #calculate the mean weight </text:p>
      <text:p text:style-name="Preformatted_20_Text">&gt; cweights = <text:s/>aggregate (ChickWeight$weight, ChickWeight[c('Time','Diet')],mean)</text:p>
      <text:p text:style-name="Preformatted_20_Text">&gt; head(cweights)</text:p>
      <text:p text:style-name="Preformatted_20_Text"><text:s text:c="2"/>Time Diet <text:s text:c="7"/>x</text:p>
      <text:p text:style-name="Preformatted_20_Text">1 <text:s text:c="3"/>0 <text:s text:c="3"/>1 41.40000</text:p>
      <text:p text:style-name="Preformatted_20_Text">2 <text:s text:c="3"/>2 <text:s text:c="3"/>1 47.25000</text:p>
      <text:p text:style-name="Preformatted_20_Text">3 <text:s text:c="3"/>4 <text:s text:c="3"/>1 56.47368</text:p>
      <text:p text:style-name="Preformatted_20_Text">4 <text:s text:c="3"/>6 <text:s text:c="3"/>1 66.78947</text:p>
      <text:p text:style-name="Preformatted_20_Text">5 <text:s text:c="3"/>8 <text:s text:c="3"/>1 79.68421</text:p>
      <text:p text:style-name="Preformatted_20_Text">6 <text:s text:c="2"/>10 <text:s text:c="3"/>1 93.05263</text:p>
      <text:p text:style-name="Preformatted_20_Text">&gt; #alternative</text:p>
      <text:p text:style-name="Preformatted_20_Text"/>
      <text:p text:style-name="Preformatted_20_Text"/>
      <text:p text:style-name="Preformatted_20_Text">&gt; listWeights = list(Time=ChickWeight$Time, Diet=ChickWeight$Diet)</text:p>
      <text:p text:style-name="Preformatted_20_Text"><text:soft-page-break/></text:p>
      <text:p text:style-name="Preformatted_20_Text"/>
      <text:p text:style-name="Preformatted_20_Text">&gt; # tapply</text:p>
      <text:p text:style-name="Preformatted_20_Text">&gt; data("PlantGrowth")</text:p>
      <text:p text:style-name="Preformatted_20_Text">&gt; maxweight = tapply(PlantGrowth$weight,PlantGrowth$group,max)</text:p>
      <text:p text:style-name="Preformatted_20_Text">&gt; maxweight</text:p>
      <text:p text:style-name="Preformatted_20_Text">ctrl trt1 trt2 </text:p>
      <text:p text:style-name="Preformatted_20_Text">6.11 6.03 6.31 </text:p>
      <text:p text:style-name="Preformatted_20_Text">&gt; as.data.frame(as.table(maxweight))</text:p>
      <text:p text:style-name="Preformatted_20_Text"><text:s text:c="2"/>Var1 Freq</text:p>
      <text:p text:style-name="Preformatted_20_Text">1 ctrl 6.11</text:p>
      <text:p text:style-name="Preformatted_20_Text">2 trt1 6.03</text:p>
      <text:p text:style-name="Preformatted_20_Text">3 trt2 6.31</text:p>
      <text:p text:style-name="Preformatted_20_Text">&gt; #to use name other than Freq in the data frame</text:p>
      <text:p text:style-name="Preformatted_20_Text">&gt; as.data.frame.table(as.table(maxweight),responseName='MaxWeight')</text:p>
      <text:p text:style-name="Preformatted_20_Text"><text:s text:c="2"/>Var1 MaxWeight</text:p>
      <text:p text:style-name="Preformatted_20_Text">1 ctrl <text:s text:c="5"/>6.11</text:p>
      <text:p text:style-name="Preformatted_20_Text">2 trt1 <text:s text:c="5"/>6.03</text:p>
      <text:p text:style-name="Preformatted_20_Text">3 trt2 <text:s text:c="5"/>6.31</text:p>
      <text:p text:style-name="Preformatted_20_Text">&gt; #get range of weights for each group</text:p>
      <text:p text:style-name="Preformatted_20_Text">&gt; ranges = tapply(PlantGrowth$weight,PlantGrowth$group,range)</text:p>
      <text:p text:style-name="Preformatted_20_Text">&gt; ranges</text:p>
      <text:p text:style-name="Preformatted_20_Text">$ctrl</text:p>
      <text:p text:style-name="Preformatted_20_Text">[1] 4.17 6.11</text:p>
      <text:p text:style-name="Preformatted_20_Text"/>
      <text:p text:style-name="Preformatted_20_Text">$trt1</text:p>
      <text:p text:style-name="Preformatted_20_Text">[1] 3.59 6.03</text:p>
      <text:p text:style-name="Preformatted_20_Text"/>
      <text:p text:style-name="Preformatted_20_Text">$trt2</text:p>
      <text:p text:style-name="Preformatted_20_Text">[1] 4.92 6.31</text:p>
      <text:p text:style-name="Preformatted_20_Text"/>
      <text:p text:style-name="Preformatted_20_Text">&gt; ranges[[1]]</text:p>
      <text:p text:style-name="Preformatted_20_Text">[1] 4.17 6.11</text:p>
      <text:p text:style-name="Preformatted_20_Text">&gt; ranges[['trt1']]</text:p>
      <text:p text:style-name="Preformatted_20_Text">[1] 3.59 6.03</text:p>
      <text:p text:style-name="Preformatted_20_Text">&gt; #convert values to numeric matrix, then combine matrix with dimnames</text:p>
      <text:p text:style-name="Preformatted_20_Text">&gt; data.frame(group=dimnames(ranges)[[1]],matrix(unlist(ranges),ncol=2,byrow=TRUE))</text:p>
      <text:p text:style-name="Preformatted_20_Text"><text:s text:c="2"/>group <text:s text:c="2"/>X1 <text:s text:c="2"/>X2</text:p>
      <text:p text:style-name="Preformatted_20_Text">1 <text:s/>ctrl 4.17 6.11</text:p>
      <text:p text:style-name="Preformatted_20_Text">2 <text:s/>trt1 3.59 6.03</text:p>
      <text:p text:style-name="Preformatted_20_Text">3 <text:s/>trt2 4.92 6.31</text:p>
      <text:p text:style-name="Preformatted_20_Text">&gt; #E.g. process more than a single vector </text:p>
      <text:p text:style-name="Preformatted_20_Text">&gt; #Example, find the max eigenvalue of the correlation matrices of the 4 var in iris</text:p>
      <text:p text:style-name="Preformatted_20_Text">&gt; #1/ define func to provide the required result for a single data frame</text:p>
      <text:p text:style-name="Preformatted_20_Text">&gt; maxeig = function(df)eigen(cor(df))$val[1]</text:p>
      <text:p text:style-name="Preformatted_20_Text">&gt; #2/ pass to split to get a list of df</text:p>
      <text:p text:style-name="Preformatted_20_Text">&gt; frames = split(iris[-5],iris[5])</text:p>
      <text:p text:style-name="Preformatted_20_Text">&gt; #pass to sapply with the function maxeig</text:p>
      <text:p text:style-name="Preformatted_20_Text">&gt; sapply(frames,maxeig)</text:p>
      <text:p text:style-name="Preformatted_20_Text"><text:s text:c="4"/>setosa versicolor <text:s/>virginica </text:p>
      <text:p text:style-name="Preformatted_20_Text"><text:s text:c="2"/>2.058540 <text:s text:c="2"/>2.926341 <text:s text:c="2"/>2.454737 </text:p>
      <text:p text:style-name="Preformatted_20_Text">&gt; #alternate, less direct, pass vector of the row indeices to tapply</text:p>
      <text:p text:style-name="Preformatted_20_Text">&gt; tapply(1:nrow(iris),iris['Species'],function(ind,data)eigen(cor(data[ind,-5]))$val[1],data=iris)</text:p>
      <text:p text:style-name="Preformatted_20_Text">Species</text:p>
      <text:p text:style-name="Preformatted_20_Text"><text:s text:c="4"/>setosa versicolor <text:s/>virginica </text:p>
      <text:p text:style-name="Preformatted_20_Text"><text:s text:c="2"/>2.058540 <text:s text:c="2"/>2.926341 <text:s text:c="2"/>2.454737 </text:p>
      <text:p text:style-name="Preformatted_20_Text">&gt; #similar to the original:</text:p>
      <text:p text:style-name="Preformatted_20_Text">&gt; sapply(split(iris[-5],iris[5]),function(df)eigen(cor(df))$val[1])</text:p>
      <text:p text:style-name="Preformatted_20_Text"><text:s text:c="4"/>setosa versicolor <text:s/>virginica </text:p>
      <text:p text:style-name="Preformatted_20_Text"><text:s text:c="2"/>2.058540 <text:s text:c="2"/>2.926341 <text:s text:c="2"/>2.454737 </text:p>
      <text:p text:style-name="Preformatted_20_Text">&gt; #use by function</text:p>
      <text:p text:style-name="Preformatted_20_Text"><text:soft-page-break/>&gt; max.e=by(iris,iris$Species,function(df)eigen(cor(df[-5]))$val[1])</text:p>
      <text:p text:style-name="Preformatted_20_Text">&gt; max.e</text:p>
      <text:p text:style-name="Preformatted_20_Text">iris$Species: setosa</text:p>
      <text:p text:style-name="Preformatted_20_Text">[1] 2.05854</text:p>
      <text:p text:style-name="Preformatted_20_Text">------------------------------------------------------------ </text:p>
      <text:p text:style-name="Preformatted_20_Text">iris$Species: versicolor</text:p>
      <text:p text:style-name="Preformatted_20_Text">[1] 2.926341</text:p>
      <text:p text:style-name="Preformatted_20_Text">------------------------------------------------------------ </text:p>
      <text:p text:style-name="Preformatted_20_Text">iris$Species: virginica</text:p>
      <text:p text:style-name="Preformatted_20_Text">[1] 2.454737</text:p>
      <text:p text:style-name="Preformatted_20_Text">&gt; #by return a scalar, convert to data frame</text:p>
      <text:p text:style-name="Preformatted_20_Text">&gt; as.data.frame(as.table(max.e))</text:p>
      <text:p text:style-name="Preformatted_20_Text"><text:s text:c="2"/>iris.Species <text:s text:c="4"/>Freq</text:p>
      <text:p text:style-name="Preformatted_20_Text">1 <text:s text:c="6"/>setosa 2.058540</text:p>
      <text:p text:style-name="Preformatted_20_Text">2 <text:s text:c="2"/>versicolor 2.926341</text:p>
      <text:p text:style-name="P1">3 <text:s text:c="3"/>virginica 2.454737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1:02:31.812434847</meta:creation-date>
    <dc:date>2020-02-28T11:47:15.334961543</dc:date>
    <meta:editing-duration>PT44M44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6" meta:paragraph-count="260" meta:word-count="1128" meta:character-count="8439" meta:non-whitespace-character-count="6269"/>
  </office:meta>
</office:document-meta>
</file>